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8:.B675])" office:value-type="float" office:value="1.50254668930391" calcext:value-type="float">
            <text:p>1.503</text:p>
          </table:table-cell>
          <table:table-cell table:style-name="ce1" table:formula="of:=AVERAGE([.C8:.C675])" office:value-type="float" office:value="4.85908319185059" calcext:value-type="float">
            <text:p>4.859</text:p>
          </table:table-cell>
          <table:table-cell table:style-name="ce1" table:formula="of:=AVERAGE([.D8:.D675])" office:value-type="float" office:value="42.9660441426146" calcext:value-type="float">
            <text:p>42.966</text:p>
          </table:table-cell>
          <table:table-cell table:style-name="ce1" table:number-columns-repeated="3"/>
          <table:table-cell table:style-name="ce1" table:formula="of:=AVERAGE([.H8:.H675])" office:value-type="float" office:value="1.53875968992248" calcext:value-type="float">
            <text:p>1.539</text:p>
          </table:table-cell>
          <table:table-cell table:style-name="ce1" table:formula="of:=AVERAGE([.I8:.I675])" office:value-type="float" office:value="4.09883720930233" calcext:value-type="float">
            <text:p>4.099</text:p>
          </table:table-cell>
          <table:table-cell table:style-name="ce1" table:formula="of:=AVERAGE([.J8:.J675])" office:value-type="float" office:value="32.0949612403101" calcext:value-type="float">
            <text:p>32.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8:.B675])" office:value-type="float" office:value="1" calcext:value-type="float">
            <text:p>1</text:p>
          </table:table-cell>
          <table:table-cell table:formula="of:=MEDIAN([.C8:.C675])" office:value-type="float" office:value="2" calcext:value-type="float">
            <text:p>2</text:p>
          </table:table-cell>
          <table:table-cell table:formula="of:=MEDIAN([.D8:.D675])" office:value-type="float" office:value="20" calcext:value-type="float">
            <text:p>20</text:p>
          </table:table-cell>
          <table:table-cell table:number-columns-repeated="3"/>
          <table:table-cell table:formula="of:=MEDIAN([.H8:.H675])" office:value-type="float" office:value="2" calcext:value-type="float">
            <text:p>2</text:p>
          </table:table-cell>
          <table:table-cell table:formula="of:=MEDIAN([.I8:.I675])" office:value-type="float" office:value="2" calcext:value-type="float">
            <text:p>2</text:p>
          </table:table-cell>
          <table:table-cell table:formula="of:=MEDIAN([.J8:.J675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8:.B675])" office:value-type="float" office:value="3" calcext:value-type="float">
            <text:p>3</text:p>
          </table:table-cell>
          <table:table-cell table:formula="of:=MAX([.C8:.C675])" office:value-type="float" office:value="125" calcext:value-type="float">
            <text:p>125</text:p>
          </table:table-cell>
          <table:table-cell table:formula="of:=MAX([.D8:.D675])" office:value-type="float" office:value="1114" calcext:value-type="float">
            <text:p>1114</text:p>
          </table:table-cell>
          <table:table-cell table:number-columns-repeated="3"/>
          <table:table-cell table:formula="of:=MAX([.H8:.H675])" office:value-type="float" office:value="3" calcext:value-type="float">
            <text:p>3</text:p>
          </table:table-cell>
          <table:table-cell table:formula="of:=MAX([.I8:.I675])" office:value-type="float" office:value="111" calcext:value-type="float">
            <text:p>111</text:p>
          </table:table-cell>
          <table:table-cell table:formula="of:=MAX([.J8:.J675])"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 1</text:p>
          </table:table-cell>
          <table:table-cell table:formula="of:=COUNTIF([.B8:.B675]; &quot;1&quot;)" office:value-type="float" office:value="300" calcext:value-type="float">
            <text:p>300</text:p>
          </table:table-cell>
          <table:table-cell table:formula="of:=COUNTIF([.C8:.C675]; &quot;&lt;5&quot;)" office:value-type="float" office:value="408" calcext:value-type="float">
            <text:p>408</text:p>
          </table:table-cell>
          <table:table-cell table:formula="of:=COUNTIF([.D8:.D675]; &quot;&lt;50&quot;)" office:value-type="float" office:value="439" calcext:value-type="float">
            <text:p>439</text:p>
          </table:table-cell>
          <table:table-cell table:number-columns-repeated="3"/>
          <table:table-cell table:formula="of:=COUNTIF([.H8:.H675]; &quot;1&quot;)" office:value-type="float" office:value="242" calcext:value-type="float">
            <text:p>242</text:p>
          </table:table-cell>
          <table:table-cell table:formula="of:=COUNTIFS([.I8:.I675]; &quot;&gt;0&quot;; [.I8:.I675]; &quot;&lt;5&quot;)" office:value-type="float" office:value="407" calcext:value-type="float">
            <text:p>407</text:p>
          </table:table-cell>
          <table:table-cell table:formula="of:=COUNTIF([.J8:.J675]; &quot;&lt;50&quot;)"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 2</text:p>
          </table:table-cell>
          <table:table-cell table:formula="of:=COUNTIF([.B8:.B675]; &quot;2&quot;)" office:value-type="float" office:value="282" calcext:value-type="float">
            <text:p>282</text:p>
          </table:table-cell>
          <table:table-cell table:formula="of:=COUNTIFS([.C8:.C675]; &quot;&gt;4&quot;; [.C8:.C675]; &quot;&lt;11&quot;)" office:value-type="float" office:value="116" calcext:value-type="float">
            <text:p>116</text:p>
          </table:table-cell>
          <table:table-cell table:formula="of:=COUNTIFS([.D8:.D675]; &quot;&gt;49&quot;; [.D8:.D675]; &quot;&lt;100&quot;)" office:value-type="float" office:value="93" calcext:value-type="float">
            <text:p>93</text:p>
          </table:table-cell>
          <table:table-cell table:number-columns-repeated="3"/>
          <table:table-cell table:formula="of:=COUNTIF([.H8:.H675]; &quot;2&quot;)" office:value-type="float" office:value="270" calcext:value-type="float">
            <text:p>270</text:p>
          </table:table-cell>
          <table:table-cell table:formula="of:=COUNTIFS([.I8:.I675]; &quot;&gt;4&quot;; [.I8:.I675]; &quot;&lt;11&quot;)" office:value-type="float" office:value="72" calcext:value-type="float">
            <text:p>72</text:p>
          </table:table-cell>
          <table:table-cell table:formula="of:=COUNTIFS([.J8:.J675]; &quot;&gt;49&quot;; [.J8:.J675]; &quot;&lt;100&quot;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 3</text:p>
          </table:table-cell>
          <table:table-cell table:formula="of:=COUNTIF([.B8:.B675]; &quot;3&quot;)" office:value-type="float" office:value="7" calcext:value-type="float">
            <text:p>7</text:p>
          </table:table-cell>
          <table:table-cell table:formula="of:=COUNTIF([.C8:.C675]; &quot;&gt;10&quot;)" office:value-type="float" office:value="65" calcext:value-type="float">
            <text:p>65</text:p>
          </table:table-cell>
          <table:table-cell table:formula="of:=COUNTIF([.D8:.D675]; &quot;&gt;99&quot;)" office:value-type="float" office:value="57" calcext:value-type="float">
            <text:p>57</text:p>
          </table:table-cell>
          <table:table-cell table:number-columns-repeated="3"/>
          <table:table-cell table:formula="of:=COUNTIF([.H8:.H675]; &quot;3&quot;)" office:value-type="float" office:value="4" calcext:value-type="float">
            <text:p>4</text:p>
          </table:table-cell>
          <table:table-cell table:formula="of:=COUNTIF([.I8:.I675]; &quot;&gt;10&quot;)" office:value-type="float" office:value="37" calcext:value-type="float">
            <text:p>37</text:p>
          </table:table-cell>
          <table:table-cell table:formula="of:=COUNTIF([.J8:.J675]; &quot;&gt;99&quot;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AVERAGEIF([.B8:.B675]; 1; [.D8:.D675])" office:value-type="float" office:value="9.55" calcext:value-type="float">
            <text:p>9.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IF([.H8:.H523]; 1; [.J8:.J523])" office:value-type="float" office:value="20.4132231404959" calcext:value-type="float">
            <text:p>20.41322314049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VERAGEIF([.B8:.B675]; 2; [.D8:.D675])" office:value-type="float" office:value="62.1737588652482" calcext:value-type="float">
            <text:p>62.1737588652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AVERAGEIF([.H8:.H523]; 2; [.J8:.J523])" office:value-type="float" office:value="37.0296296296296" calcext:value-type="float">
            <text:p>37.02962962962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AVERAGEIF([.B8:.B675]; 3; [.D8:.D675])" office:value-type="float" office:value="701.285714285714" calcext:value-type="float">
            <text:p>701.285714285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H8:.H523]; 3; [.J8:.J523])" office:value-type="float" office:value="405.75" calcext:value-type="float">
            <text:p>405.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M.MICROSOFT.MINIFS([.D8:.D675]; [.B8:.B675]; 1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M.MICROSOFT.MINIFS([.J8:.J523]; [.H8:.H523]; 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M.MICROSOFT.MINIFS([.D8:.D675]; [.B8:.B675]; 2)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MINIFS([.J8:.J523]; [.H8:.H523]; 2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MICROSOFT.MINIFS([.D8:.D675]; [.B8:.B675]; 3)" office:value-type="float" office:value="447" calcext:value-type="float">
            <text:p>4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M.MICROSOFT.MINIFS([.J8:.J523]; [.H8:.H523]; 3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COM.MICROSOFT.MAXIFS([.D8:.D675]; [.B8:.B675]; 1)"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MAXIFS([.J8:.J523]; [.H8:.H523]; 1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M.MICROSOFT.MAXIFS([.D8:.D675]; [.B8:.B675]; 2)" office:value-type="float" office:value="223" calcext:value-type="float">
            <text:p>22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MAXIFS([.J8:.J523]; [.H8:.H523]; 2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COM.MICROSOFT.MAXIFS([.D8:.D675]; [.B8:.B675]; 3)" office:value-type="float" office:value="1114" calcext:value-type="float">
            <text:p>1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M.MICROSOFT.MAXIFS([.J8:.J523]; [.H8:.H523]; 3)"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810" calcext:value-type="float">
            <text:p>8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114" calcext:value-type="float">
            <text:p>11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009" calcext:value-type="float">
            <text:p>100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4" calcext:value-type="float">
            <text:p>47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1:51:42.988103990</meta:creation-date>
    <dc:date>2018-09-16T18:34:23.437604609</dc:date>
    <meta:editing-duration>PT1H49M8S</meta:editing-duration>
    <meta:editing-cycles>2</meta:editing-cycles>
    <meta:generator>LibreOffice/6.0.3.2$Linux_X86_64 LibreOffice_project/00m0$Build-2</meta:generator>
    <meta:document-statistic meta:table-count="1" meta:cell-count="3375" meta:object-count="0"/>
  </office:meta>
</office:document-meta>
</file>